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xedPoi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X Instruc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logical immediate 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logcal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quivel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than and with mask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ord immediate then mask inser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rate left doubleword immediate then clear lef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ate then clear righ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iate then clear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wdoubleword then clear lef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then cleawr righ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rotate left doubleword immediate then mask insert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doubleword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Extend-sign word and shift left immediate</text:p>
          </table:table-cell>
          <table:table-cell table:number-columns-repeated="3"/>
          <table:table-cell office:value-type="string" calcext:value-type="string">
            <text:p>CR0</text:p>
          </table:table-cell>
        </table:table-row>
        <table:table-row table:style-name="ro1">
          <table:table-cell/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CR[BF]</text:p>
          </table:table-cell>
        </table:table-row>
        <table:table-row table:style-name="ro1">
          <table:table-cell/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CR[FXM]</text:p>
          </table:table-cell>
        </table:table-row>
        <table:table-row table:style-name="ro1">
          <table:table-cell/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CR[FXM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20:47:50.265167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9:08:44.373953926</meta:creation-date>
    <dc:date>2023-01-29T20:47:53.976533189</dc:date>
    <meta:editing-duration>PT5H34M22S</meta:editing-duration>
    <meta:editing-cycles>4</meta:editing-cycles>
    <meta:generator>LibreOffice/7.2.5.2.0$Linux_X86_64 LibreOffice_project/20$Build-2</meta:generator>
    <meta:document-statistic meta:table-count="1" meta:cell-count="143" meta:object-count="0"/>
  </office:meta>
</office:document-meta>
</file>